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1.924cm" fo:margin-right="0cm" fo:text-align="justify" style:justify-single-word="false" fo:text-indent="-1.924cm" style:auto-text-indent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9pt" officeooo:paragraph-rsid="00154b69" style:font-size-asian="9pt" style:font-size-complex="9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9pt" officeooo:paragraph-rsid="001e608a" style:font-size-asian="9pt" style:font-size-complex="9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9pt" officeooo:paragraph-rsid="001faa3f" style:font-size-asian="9pt" style:font-size-complex="9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9pt" officeooo:paragraph-rsid="0020b10b" style:font-size-asian="9pt" style:font-size-complex="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9pt" officeooo:paragraph-rsid="0021213f" style:font-size-asian="9pt" style:font-size-complex="9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9pt" officeooo:rsid="000cfbd7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dde45" officeooo:paragraph-rsid="001de57a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0pt" officeooo:paragraph-rsid="001de57a" style:font-size-asian="10pt" style:font-size-complex="10pt"/>
    </style:style>
    <style:style style:name="P11" style:family="paragraph" style:parent-style-name="Standard">
      <style:text-properties officeooo:paragraph-rsid="00154b69"/>
    </style:style>
    <style:style style:name="P12" style:family="paragraph" style:parent-style-name="Standard">
      <style:text-properties officeooo:rsid="001e608a" officeooo:paragraph-rsid="001e608a"/>
    </style:style>
    <style:style style:name="P13" style:family="paragraph" style:parent-style-name="Standard">
      <style:text-properties officeooo:rsid="001e608a" officeooo:paragraph-rsid="001faa3f"/>
    </style:style>
    <style:style style:name="P14" style:family="paragraph" style:parent-style-name="Standard">
      <style:text-properties officeooo:rsid="0020b10b" officeooo:paragraph-rsid="0020b10b"/>
    </style:style>
    <style:style style:name="P15" style:family="paragraph" style:parent-style-name="Standard">
      <style:text-properties officeooo:rsid="0021213f" officeooo:paragraph-rsid="0021213f"/>
    </style:style>
    <style:style style:name="P16" style:family="paragraph" style:parent-style-name="Standard">
      <style:paragraph-properties fo:margin-left="1.924cm" fo:margin-right="0cm" fo:text-align="justify" style:justify-single-word="false" fo:text-indent="-1.924cm" style:auto-text-indent="false">
        <style:tab-stops/>
      </style:paragraph-properties>
      <style:text-properties style:font-name="Arial" fo:font-size="9pt" officeooo:paragraph-rsid="0018d6c7" style:font-size-asian="9pt" style:font-size-complex="9pt"/>
    </style:style>
    <style:style style:name="P17" style:family="paragraph" style:parent-style-name="Standard">
      <style:paragraph-properties fo:margin-left="1.924cm" fo:margin-right="0cm" fo:text-align="justify" style:justify-single-word="false" fo:text-indent="-1.924cm" style:auto-text-indent="false">
        <style:tab-stops/>
      </style:paragraph-properties>
      <style:text-properties style:font-name="Arial" fo:font-size="9pt" officeooo:rsid="000cfbd7" officeooo:paragraph-rsid="0018d6c7" style:font-size-asian="9pt" style:font-size-complex="9pt"/>
    </style:style>
    <style:style style:name="P18" style:family="paragraph" style:parent-style-name="Standard">
      <style:paragraph-properties fo:margin-left="1.924cm" fo:margin-right="0cm" fo:text-align="justify" style:justify-single-word="false" fo:text-indent="-1.924cm" style:auto-text-indent="false">
        <style:tab-stops/>
      </style:paragraph-properties>
      <style:text-properties fo:font-size="10pt" officeooo:rsid="000cfbd7" officeooo:paragraph-rsid="0018d6c7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ize="10pt" style:font-size-asian="10pt"/>
    </style:style>
    <style:style style:name="T3" style:family="text">
      <style:text-properties fo:color="#000000" fo:font-size="10pt" style:font-size-asian="10pt" style:font-size-complex="9pt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officeooo:rsid="000cfbd7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style:font-size-asian="10pt" style:font-size-complex="9pt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000000" officeooo:rsid="0021213f"/>
    </style:style>
    <style:style style:name="T13" style:family="text">
      <style:text-properties fo:color="#7f0055" fo:font-weight="bold" style:font-weight-asian="bold"/>
    </style:style>
    <style:style style:name="T14" style:family="text">
      <style:text-properties fo:color="#7f0055" fo:font-weight="bold" style:font-weight-asian="bold" style:font-weight-complex="normal"/>
    </style:style>
    <style:style style:name="T15" style:family="text">
      <style:text-properties fo:color="#7f0055" fo:font-weight="bold" officeooo:rsid="000cfbd7" style:font-weight-asian="bold"/>
    </style:style>
    <style:style style:name="T16" style:family="text">
      <style:text-properties fo:color="#7f0055" fo:font-size="10pt" fo:font-weight="bold" style:font-size-asian="10pt" style:font-weight-asian="bold"/>
    </style:style>
    <style:style style:name="T17" style:family="text">
      <style:text-properties fo:color="#7f0055" fo:font-size="10pt" fo:font-weight="bold" style:font-size-asian="10pt" style:font-weight-asian="bold" style:font-size-complex="9pt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style:font-name="Monospace" fo:font-size="10pt" fo:font-weight="bold" style:font-size-asian="10pt" style:font-weight-asian="bold" style:font-size-complex="9pt"/>
    </style:style>
    <style:style style:name="T20" style:family="text">
      <style:text-properties fo:color="#0000c0"/>
    </style:style>
    <style:style style:name="T21" style:family="text">
      <style:text-properties fo:color="#0000c0" fo:font-size="10pt" fo:font-style="italic" style:font-size-asian="10pt" style:font-style-asian="italic"/>
    </style:style>
    <style:style style:name="T22" style:family="text">
      <style:text-properties fo:color="#0000c0" fo:font-style="italic" style:font-style-asian="italic"/>
    </style:style>
    <style:style style:name="T23" style:family="text">
      <style:text-properties fo:color="#0000c0" style:font-name="Monospace" fo:font-size="10pt" fo:font-style="italic" style:font-size-asian="10pt" style:font-style-asian="italic"/>
    </style:style>
    <style:style style:name="T24" style:family="text">
      <style:text-properties fo:color="#646464"/>
    </style:style>
    <style:style style:name="T25" style:family="text">
      <style:text-properties fo:color="#646464" style:font-name="Monospace" fo:font-size="10pt" style:font-size-asian="10pt"/>
    </style:style>
    <style:style style:name="T26" style:family="text">
      <style:text-properties fo:color="#646464" fo:font-size="10pt" style:font-size-asian="10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154b69"/>
    </style:style>
    <style:style style:name="T29" style:family="text">
      <style:text-properties style:text-underline-style="solid" style:text-underline-width="auto" style:text-underline-color="font-color" officeooo:rsid="001faa3f"/>
    </style:style>
    <style:style style:name="T30" style:family="text">
      <style:text-properties officeooo:rsid="001de5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<text:span text:style-name="T30">JTree</text:span> java megoldások</text:p>
      <text:p text:style-name="P9"/>
      <text:p text:style-name="P10"/>
      <text:p text:style-name="P11"><text:span text:style-name="T28">Egy Node frissítése a JTree-n, ha tartalma megváltozott</text:span></text:p>
      <text:p text:style-name="P3"><text:span text:style-name="T1">((DefaultTreeModel)Tree.</text:span><text:span text:style-name="T13">this</text:span><text:span text:style-name="T1">.getModel()).reload(</text:span><text:span text:style-name="T20">selectedNode</text:span><text:span text:style-name="T1">);</text:span></text:p>
      <text:p text:style-name="P2"/>
      <text:p text:style-name="P12"><text:span text:style-name="T27">TreeNode alapján megadja a TreePath-et</text:span></text:p>
      <text:p text:style-name="P4"><text:span text:style-name="T14">public</text:span><text:span text:style-name="T10"> </text:span><text:span text:style-name="T14">static</text:span><text:span text:style-name="T10"> TreePath getTreePathFromNode(TreeNode treeNode) {</text:span></text:p>
      <text:p text:style-name="P4"><text:span text:style-name="T1"><text:tab/>List&lt;Object&gt; nodes = </text:span><text:span text:style-name="T13">new</text:span><text:span text:style-name="T1"> ArrayList&lt;Object&gt;();</text:span></text:p>
      <text:p text:style-name="P4"><text:span text:style-name="T1"><text:tab/></text:span><text:span text:style-name="T13">if</text:span><text:span text:style-name="T1"> (treeNode != </text:span><text:span text:style-name="T13">null</text:span><text:span text:style-name="T1">) {</text:span></text:p>
      <text:p text:style-name="P4"><text:span text:style-name="T1"><text:tab/><text:tab/>nodes.add(treeNode);</text:span></text:p>
      <text:p text:style-name="P4"><text:span text:style-name="T1"><text:tab/><text:tab/>treeNode = treeNode.getParent();</text:span></text:p>
      <text:p text:style-name="P4"><text:span text:style-name="T1"><text:tab/><text:tab/></text:span><text:span text:style-name="T13">while</text:span><text:span text:style-name="T1"> (treeNode != </text:span><text:span text:style-name="T13">null</text:span><text:span text:style-name="T1">) {</text:span></text:p>
      <text:p text:style-name="P4"><text:span text:style-name="T1"><text:tab/><text:tab/><text:tab/>nodes.add(0, treeNode);</text:span></text:p>
      <text:p text:style-name="P4"><text:span text:style-name="T1"><text:tab/><text:tab/><text:tab/>treeNode = treeNode.getParent();</text:span></text:p>
      <text:p text:style-name="P4"><text:span text:style-name="T1"><text:tab/><text:tab/>}</text:span></text:p>
      <text:p text:style-name="P4"><text:span text:style-name="T1"><text:tab/>}</text:span></text:p>
      <text:p text:style-name="P4"><text:span text:style-name="T1"><text:tab/></text:span><text:span text:style-name="T13">return</text:span><text:span text:style-name="T1"> nodes.isEmpty() ? </text:span><text:span text:style-name="T13">null</text:span><text:span text:style-name="T1"> : </text:span><text:span text:style-name="T13">new</text:span><text:span text:style-name="T1"> TreePath(nodes.toArray());</text:span></text:p>
      <text:p text:style-name="P4"><text:span text:style-name="T1">}</text:span></text:p>
      <text:p text:style-name="P16"/>
      <text:p text:style-name="P13"><text:span text:style-name="T29">Megtudni, hogy egy </text:span><text:span text:style-name="T27">TreePath </text:span><text:span text:style-name="T29">valid-e egy JTree-ben, vagy már törlölt</text:span></text:p>
      <text:p text:style-name="P5"><text:span text:style-name="T13">public</text:span><text:span text:style-name="T1"> </text:span><text:span text:style-name="T13">static</text:span><text:span text:style-name="T1"> </text:span><text:span text:style-name="T13">boolean</text:span><text:span text:style-name="T1"> isPathValid(JTree tree, TreePath path) {</text:span></text:p>
      <text:p text:style-name="P5"><text:span text:style-name="T1"><text:tab/>TreeModel model = tree.getModel();</text:span></text:p>
      <text:p text:style-name="P5"><text:span text:style-name="T1"><text:tab/></text:span><text:span text:style-name="T13">if</text:span><text:span text:style-name="T1">(path.getPathCount() == 0) {</text:span></text:p>
      <text:p text:style-name="P5"><text:span text:style-name="T1"><text:tab/><text:tab/></text:span><text:span text:style-name="T13">return</text:span><text:span text:style-name="T1"> model.getRoot().equals(path.getPathComponent(0));</text:span></text:p>
      <text:p text:style-name="P5"><text:span text:style-name="T1"><text:tab/>}<text:tab/></text:span></text:p>
      <text:p text:style-name="P5"><text:span text:style-name="T1"><text:tab/></text:span><text:span text:style-name="T13">for</text:span><text:span text:style-name="T1">(</text:span><text:span text:style-name="T13">int</text:span><text:span text:style-name="T1"> i = 1; i &lt; path.getPathCount(); i++) {</text:span></text:p>
      <text:p text:style-name="P5"><text:span text:style-name="T1"><text:tab/><text:tab/></text:span><text:span text:style-name="T13">if</text:span><text:span text:style-name="T1">(model.getIndexOfChild(path.getPathComponent(i-1), path.getPathComponent(i)) == -1) {</text:span></text:p>
      <text:p text:style-name="P5"><text:span text:style-name="T1"><text:tab/><text:tab/><text:tab/></text:span><text:span text:style-name="T13">return</text:span><text:span text:style-name="T1"> </text:span><text:span text:style-name="T13">false</text:span><text:span text:style-name="T1">;</text:span></text:p>
      <text:p text:style-name="P5"><text:span text:style-name="T1"><text:tab/><text:tab/>}</text:span></text:p>
      <text:p text:style-name="P5"><text:span text:style-name="T1"><text:tab/>}</text:span></text:p>
      <text:p text:style-name="P5"><text:span text:style-name="T1"><text:tab/></text:span><text:span text:style-name="T13">return</text:span><text:span text:style-name="T1"> </text:span><text:span text:style-name="T13">true</text:span><text:span text:style-name="T1">;</text:span></text:p>
      <text:p text:style-name="P5"><text:span text:style-name="T1">}</text:span></text:p>
      <text:p text:style-name="P17"/>
      <text:p text:style-name="P17"/>
      <text:p text:style-name="P14"><text:span text:style-name="T29">V</text:span><text:span text:style-name="T27">égig menni egy Fa elemein a TreeNode kiindulasi pontból</text:span></text:p>
      <text:p text:style-name="P6"><text:span text:style-name="T15">public</text:span><text:span text:style-name="T7"> </text:span><text:span text:style-name="T15">static</text:span><text:span text:style-name="T7"> </text:span><text:span text:style-name="T15">void</text:span><text:span text:style-name="T7"> printDescendants(TreeNode root) {</text:span></text:p>
      <text:p text:style-name="P6"><text:span text:style-name="T1"><text:tab/>System.</text:span><text:span text:style-name="T22">out</text:span><text:span text:style-name="T1">.println(root);</text:span></text:p>
      <text:p text:style-name="P6"><text:span text:style-name="T5"><text:tab/></text:span><text:span text:style-name="T6">Enumeration</text:span><text:span text:style-name="T1"> children = root.children();</text:span></text:p>
      <text:p text:style-name="P6"><text:span text:style-name="T11"><text:tab/></text:span><text:span text:style-name="T13">if</text:span><text:span text:style-name="T1"> (children != </text:span><text:span text:style-name="T13">null</text:span><text:span text:style-name="T1">) {</text:span></text:p>
      <text:p text:style-name="P6"><text:span text:style-name="T11"><text:tab/><text:tab/></text:span><text:span text:style-name="T13">while</text:span><text:span text:style-name="T1"> (children.hasMoreElements()) {</text:span></text:p>
      <text:p text:style-name="P6"><text:span text:style-name="T4"><text:tab/><text:tab/><text:tab/>printDescendants</text:span><text:span text:style-name="T1">((TreeNode) children.nextElement());</text:span></text:p>
      <text:p text:style-name="P6"><text:span text:style-name="T1"><text:tab/><text:tab/>}</text:span></text:p>
      <text:p text:style-name="P6"><text:span text:style-name="T1"><text:tab/>}</text:span></text:p>
      <text:p text:style-name="P6"><text:span text:style-name="T1">}</text:span></text:p>
      <text:p text:style-name="P18"/>
      <text:p text:style-name="P15"><text:span text:style-name="T27">Megakadályozni node-ok kinyitását vagy összeomlását</text:span></text:p>
      <text:p text:style-name="P7"><text:span text:style-name="T13">public</text:span><text:span text:style-name="T1"> </text:span><text:span text:style-name="T13">class</text:span><text:span text:style-name="T1"> T</text:span><text:span text:style-name="T12">est</text:span><text:span text:style-name="T1">Tree </text:span><text:span text:style-name="T13">extends</text:span><text:span text:style-name="T1"> JTree {</text:span></text:p>
      <text:p text:style-name="P7"><text:span text:style-name="T1"><text:tab/></text:span></text:p>
      <text:p text:style-name="P7"><text:span text:style-name="T11"><text:tab/></text:span><text:span text:style-name="T13">public</text:span><text:span text:style-name="T1"> T</text:span><text:span text:style-name="T12">est</text:span><text:span text:style-name="T1">Tree( </text:span><text:span text:style-name="T12">Test</text:span><text:span text:style-name="T1">DataModel root ) {<text:tab/><text:tab/></text:span></text:p>
      <text:p text:style-name="P7"><text:span text:style-name="T1"><text:tab/><text:tab/></text:span><text:span text:style-name="T13">super</text:span><text:span text:style-name="T1">( </text:span><text:span text:style-name="T13">new</text:span><text:span text:style-name="T1"> DefaultTreeModel( root ) );</text:span></text:p>
      <text:p text:style-name="P7"><text:span text:style-name="T1"><text:tab/><text:tab/></text:span></text:p>
      <text:p text:style-name="P7"><text:span text:style-name="T1"><text:tab/><text:tab/></text:span><text:span text:style-name="T13">this</text:span><text:span text:style-name="T1">.addTreeWillExpandListener( </text:span><text:span text:style-name="T13">new</text:span><text:span text:style-name="T1"> TreeWillExpandListener() {</text:span></text:p>
      <text:p text:style-name="P7"><text:span text:style-name="T1"><text:tab/><text:tab/><text:tab/></text:span></text:p>
      <text:p text:style-name="P7"><text:span text:style-name="T1"><text:tab/><text:tab/><text:tab/></text:span><text:span text:style-name="T24">@Override</text:span></text:p>
      <text:p text:style-name="P7"><text:span text:style-name="T1"><text:tab/><text:tab/><text:tab/></text:span><text:span text:style-name="T13">public</text:span><text:span text:style-name="T1"> </text:span><text:span text:style-name="T13">void</text:span><text:span text:style-name="T1"> treeWillExpand(TreeExpansionEvent event) </text:span><text:span text:style-name="T13">throws</text:span><text:span text:style-name="T1"> ExpandVetoException {</text:span></text:p>
      <text:p text:style-name="P7"><text:span text:style-name="T1"><text:tab/><text:tab/><text:tab/><text:tab/> </text:span><text:span text:style-name="T13">throw</text:span><text:span text:style-name="T1"> </text:span><text:span text:style-name="T13">new</text:span><text:span text:style-name="T1"> ExpandVetoException(event);<text:tab/><text:tab/><text:tab/><text:tab/></text:span></text:p>
      <text:p text:style-name="P7"><text:span text:style-name="T1"><text:tab/><text:tab/><text:tab/>}<text:tab/><text:tab/><text:tab/></text:span></text:p>
      <text:p text:style-name="P7"><text:span text:style-name="T1"><text:tab/><text:tab/><text:tab/></text:span><text:span text:style-name="T24">@Override</text:span></text:p>
      <text:p text:style-name="P7"><text:span text:style-name="T1"><text:tab/><text:tab/><text:tab/></text:span><text:span text:style-name="T13">public</text:span><text:span text:style-name="T1"> </text:span><text:span text:style-name="T13">void</text:span><text:span text:style-name="T1"> treeWillCollapse(TreeExpansionEvent event)<text:tab/></text:span><text:span text:style-name="T13">throws</text:span><text:span text:style-name="T1"> ExpandVetoException {</text:span></text:p>
      <text:p text:style-name="P7"><text:span text:style-name="T1"><text:tab/><text:tab/><text:tab/><text:tab/> <text:s/></text:span><text:span text:style-name="T13">throw</text:span><text:span text:style-name="T1"> </text:span><text:span text:style-name="T13">new</text:span><text:span text:style-name="T1"> ExpandVetoException(event);<text:tab/><text:tab/><text:tab/><text:tab/></text:span></text:p>
      <text:p text:style-name="P7"><text:span text:style-name="T1"><text:tab/><text:tab/><text:tab/>}</text:span></text:p>
      <text:p text:style-name="P7"><text:span text:style-name="T1"><text:tab/><text:tab/>});</text:span></text:p>
      <text:p text:style-name="P7"><text:span text:style-name="T1"><text:tab/><text:tab/></text:span></text:p>
      <text:p text:style-name="P7"><text:span text:style-name="T1"><text:tab/>}</text:span></text:p>
      <text:p text:style-name="P8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82cm" fo:margin-bottom="0.947cm" fo:margin-left="1.416cm" fo:margin-right="1.3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9:23:15</meta:creation-date>
    <meta:generator>LibreOffice/4.2.7.2$Linux_x86 LibreOffice_project/420m0$Build-2</meta:generator>
    <dc:date>2015-04-25T14:42:44.139803804</dc:date>
    <meta:editing-duration>PT11H27M36S</meta:editing-duration>
    <meta:editing-cycles>57</meta:editing-cycles>
    <meta:document-statistic meta:table-count="0" meta:image-count="0" meta:object-count="0" meta:page-count="2" meta:paragraph-count="58" meta:word-count="193" meta:character-count="1794" meta:non-whitespace-character-count="1552"/>
  </office:meta>
</office:document-meta>
</file>